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roup Project – Sprint 0 – Team 5</text:p>
          </draw:text-box>
        </draw:frame>
        <draw:frame presentation:style-name="pr2" draw:layer="layout" svg:width="24.639cm" svg:height="12.178cm" svg:x="1.4cm" svg:y="4.914cm" presentation:class="subtitle">
          <draw:text-box>
            <text:p><text:s/>Ronan Monahan<text:line-break/>Ger Hennessy<text:line-break/>Fergal Byrne<text:line-break/>Ian Murray<text:line-break/>Muireann Walsh<text:line-break/>Paula Suciu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9T12:13:13</meta:creation-date>
    <meta:generator>LibreOffice/3.5$Linux_x86 LibreOffice_project/350m1$Build-2</meta:generator>
    <dc:date>2014-02-19T12:21:38</dc:date>
    <meta:editing-duration>P0D</meta:editing-duration>
    <meta:editing-cycles>1</meta:editing-cycles>
    <meta:document-statistic meta:object-count="25"/>
  </office:meta>
</office:document-meta>
</file>